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text-properties officeooo:paragraph-rsid="001a579c"/>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579c" officeooo:paragraph-rsid="001a579c"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a08fa"/>
    </style:style>
    <style:style style:name="T5" style:family="text">
      <style:text-properties officeooo:rsid="001a57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28th</text:span> of <text:span text:style-name="T5">June</text:span> 202<text:span text:style-name="T5">2</text:span> under the <text:span text:style-name="T5">19th</text:span> PA Meeting.</text:p>
      <text:p text:style-name="P1"/>
      <text:p text:style-name="P1">The Assembly, recognising the current situation,</text:p>
      <text:p text:style-name="P1"/>
      <text:p text:style-name="P5">Constitutes the need to have alcohol be with the brewery plugin when its implemented, this because we've seen how it can be fun to joke around with the drunkenness feature and to go drinking with friends.</text:p>
      <text:p text:style-name="P1"/>
      <text:p text:style-name="P1">And proceeds.</text:p>
      <text:p text:style-name="P1"/>
      <text:p text:style-name="P1">Signed by,</text:p>
      <text:p text:style-name="P5">Emeralda_axe7</text:p>
      <text:p text:style-name="P5">_yoran_</text:p>
      <text:p text:style-name="P5">Roxxagon</text:p>
      <text:p text:style-name="P1"/>
      <text:p text:style-name="P1"/>
      <text:p text:style-name="P1"/>
      <text:p text:style-name="P3"><text:span text:style-name="T1">[</text:span><text:span text:style-name="T2">Motion 19-6: To have alcohol be with the brewery plugin when its implemented</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9T04:34:33.389421575</dc:date>
    <meta:editing-duration>PT2M5S</meta:editing-duration>
    <meta:editing-cycles>7</meta:editing-cycles>
    <meta:generator>LibreOffice/7.3.4.2$Linux_X86_64 LibreOffice_project/8cb1c265a8f71ce63e37a2ff337b4f2ebc525cbc</meta:generator>
    <meta:document-statistic meta:table-count="0" meta:image-count="0" meta:object-count="0" meta:page-count="1" meta:paragraph-count="9" meta:word-count="77" meta:character-count="465" meta:non-whitespace-character-count="397"/>
  </office:meta>
</office:document-meta>
</file>